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8400000369000003694FC867282CA09D9B.svg" manifest:media-type="image/svg+xml"/>
  <manifest:file-entry manifest:full-path="Pictures/1000020100000021000000213E0C23FA0C6DA9F4.png" manifest:media-type="image/png"/>
  <manifest:file-entry manifest:full-path="Pictures/10000283000003690000036997D99CAD24207FE3.svg" manifest:media-type="image/svg+xml"/>
  <manifest:file-entry manifest:full-path="Pictures/100002010000002100000021E41520C20C1035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c1cef4" draw:fill-color="#e0efd4" draw:textarea-horizontal-align="justify" draw:textarea-vertical-align="middle" draw:auto-grow-height="false" fo:min-height="0.342cm" fo:min-width="3.511cm"/>
    </style:style>
    <style:style style:name="gr4" style:family="graphic" style:parent-style-name="standard">
      <style:graphic-properties draw:stroke="none" svg:stroke-color="#000000" draw:fill="none" draw:fill-color="#ffffff" fo:min-height="0.865cm"/>
    </style:style>
    <style:style style:name="gr5" style:family="graphic" style:parent-style-name="standard">
      <style:graphic-properties draw:stroke="none" svg:stroke-color="#000000" draw:fill="none" draw:fill-color="#ffffff" fo:min-height="0.58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c1cef4" draw:fill-color="#e0efd4" draw:textarea-horizontal-align="justify" draw:textarea-vertical-align="middle" draw:auto-grow-height="false" fo:min-height="0.342cm" fo:min-width="1.533cm"/>
    </style:style>
    <style:style style:name="gr10" style:family="graphic" style:parent-style-name="standard">
      <style:graphic-properties svg:stroke-color="#c1cef4" draw:fill-color="#e0efd4" draw:textarea-horizontal-align="justify" draw:textarea-vertical-align="middle" draw:auto-grow-height="false" fo:min-height="2.34cm" fo:min-width="2.021cm"/>
    </style:style>
    <style:style style:name="gr11" style:family="graphic" style:parent-style-name="standard">
      <style:graphic-properties svg:stroke-color="#c1cef4" draw:fill-color="#e0efd4" draw:textarea-horizontal-align="justify" draw:textarea-vertical-align="middle" draw:auto-grow-height="false" fo:min-height="1.197cm" fo:min-width="1.703cm"/>
    </style:style>
    <style:style style:name="gr12" style:family="graphic" style:parent-style-name="standard">
      <style:graphic-properties draw:stroke="none" svg:stroke-color="#000000" draw:fill="none" draw:fill-color="#ffffff" fo:min-height="1.297cm"/>
    </style:style>
    <style:style style:name="gr13" style:family="graphic" style:parent-style-name="standard">
      <style:graphic-properties svg:stroke-color="#c1cef4" draw:fill-color="#e0efd4" draw:textarea-horizontal-align="justify" draw:textarea-vertical-align="middle" draw:auto-grow-height="false" fo:min-height="0.342cm" fo:min-width="2.486cm"/>
    </style:style>
    <style:style style:name="P1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e0efd4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9pt" style:font-size-asian="9pt" style:font-size-complex="9pt"/>
    </style:style>
    <style:style style:name="P12" style:family="paragraph">
      <loext:graphic-properties draw:fill-color="#e0efd4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frame draw:style-name="gr1" draw:text-style-name="P1" draw:layer="layout" svg:width="3.662cm" svg:height="3.154cm" svg:x="14.065cm" svg:y="4.672cm">
            <draw:image xlink:href="Pictures/10000283000003690000036997D99CAD24207FE3.svg" xlink:type="simple" xlink:show="embed" xlink:actuate="onLoad">
              <text:p/>
            </draw:image>
            <draw:image xlink:href="Pictures/100002010000002100000021E41520C20C1035F8.png" xlink:type="simple" xlink:show="embed" xlink:actuate="onLoad"/>
          </draw:frame>
          <draw:g>
            <draw:frame draw:style-name="gr1" draw:text-style-name="P1" draw:layer="layout" svg:width="3.662cm" svg:height="3.154cm" svg:x="1.865cm" svg:y="4.672cm">
              <draw:image xlink:href="Pictures/10000283000003690000036997D99CAD24207FE3.svg" xlink:type="simple" xlink:show="embed" xlink:actuate="onLoad">
                <text:p text:style-name="P1"><text:span text:style-name="T1"/></text:p>
              </draw:image>
              <draw:image xlink:href="Pictures/100002010000002100000021E41520C20C1035F8.png" xlink:type="simple" xlink:show="embed" xlink:actuate="onLoad"/>
            </draw:frame>
            <draw:frame draw:style-name="gr2" draw:text-style-name="P3" draw:layer="layout" svg:width="3.302cm" svg:height="0.889cm" svg:x="2.098cm" svg:y="6.188cm">
              <draw:text-box>
                <text:p text:style-name="P2"><text:span text:style-name="T1">Reference</text:span></text:p>
              </draw:text-box>
            </draw:frame>
          </draw:g>
        </draw:g>
        <draw:g>
          <draw:frame draw:style-name="gr2" draw:text-style-name="P3" draw:layer="layout" svg:width="3.302cm" svg:height="0.889cm" svg:x="14.298cm" svg:y="6.188cm">
            <draw:text-box>
              <text:p text:style-name="P2"><text:span text:style-name="T1">Experi</text:span><text:span text:style-name="T1">ments</text:span></text:p>
            </draw:text-box>
          </draw:frame>
        </draw:g>
        <draw:g>
          <draw:frame draw:style-name="gr1" draw:text-style-name="P1" draw:layer="layout" svg:width="3.662cm" svg:height="3.154cm" svg:x="8.465cm" svg:y="0.972cm">
            <draw:image xlink:href="Pictures/10000283000003690000036997D99CAD24207FE3.svg" xlink:type="simple" xlink:show="embed" xlink:actuate="onLoad">
              <text:p/>
            </draw:image>
            <draw:image xlink:href="Pictures/100002010000002100000021E41520C20C1035F8.png" xlink:type="simple" xlink:show="embed" xlink:actuate="onLoad"/>
          </draw:frame>
          <draw:frame draw:style-name="gr2" draw:text-style-name="P4" draw:layer="layout" svg:width="3.302cm" svg:height="0.889cm" svg:x="8.698cm" svg:y="2.488cm">
            <draw:text-box>
              <text:p text:style-name="P2"><text:span text:style-name="T1">Ribo</text:span></text:p>
            </draw:text-box>
          </draw:frame>
        </draw:g>
        <draw:g xml:id="id2" draw:id="id2">
          <draw:custom-shape draw:style-name="gr3" draw:text-style-name="P6" draw:layer="layout" svg:width="4.011cm" svg:height="0.592cm" svg:x="3.104cm" svg:y="8.39cm">
            <text:p text:style-name="P5"><text:span text:style-name="T2">Reference Length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.011cm" svg:height="0.592cm" svg:x="3.104cm" svg:y="9.29cm">
            <text:p text:style-name="P5"><text:span text:style-name="T2">Reference Nam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.011cm" svg:height="0.592cm" svg:x="3.104cm" svg:y="10.19cm">
            <text:p text:style-name="P5"><text:span text:style-name="T2">Annotation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3.302cm" svg:height="2.969cm" svg:x="9.536cm" svg:y="8.453cm">
            <draw:image xlink:href="Pictures/10000283000003690000036997D99CAD24207FE3.svg" xlink:type="simple" xlink:show="embed" xlink:actuate="onLoad">
              <text:p/>
            </draw:image>
            <draw:image xlink:href="Pictures/100002010000002100000021E41520C20C1035F8.png" xlink:type="simple" xlink:show="embed" xlink:actuate="onLoad"/>
          </draw:frame>
          <draw:frame draw:style-name="gr4" draw:text-style-name="P7" draw:layer="layout" svg:width="2.977cm" svg:height="1.115cm" svg:x="9.746cm" svg:y="9.88cm">
            <draw:text-box>
              <text:p text:style-name="P5"><text:span text:style-name="T2">Experiment_1</text:span></text:p>
            </draw:text-box>
          </draw:frame>
        </draw:g>
        <draw:g>
          <draw:frame draw:style-name="gr1" draw:text-style-name="P1" draw:layer="layout" svg:width="3.302cm" svg:height="2.969cm" svg:x="16.236cm" svg:y="8.454cm">
            <draw:image xlink:href="Pictures/10000283000003690000036997D99CAD24207FE3.svg" xlink:type="simple" xlink:show="embed" xlink:actuate="onLoad">
              <text:p/>
            </draw:image>
            <draw:image xlink:href="Pictures/100002010000002100000021E41520C20C1035F8.png" xlink:type="simple" xlink:show="embed" xlink:actuate="onLoad"/>
          </draw:frame>
          <draw:frame draw:style-name="gr4" draw:text-style-name="P7" draw:layer="layout" svg:width="2.977cm" svg:height="1.115cm" svg:x="16.446cm" svg:y="9.881cm">
            <draw:text-box>
              <text:p text:style-name="P5"><text:span text:style-name="T2">Experiment_n</text:span></text:p>
            </draw:text-box>
          </draw:frame>
        </draw:g>
        <draw:frame draw:style-name="gr2" draw:text-style-name="P9" draw:layer="layout" svg:width="2.54cm" svg:height="0.962cm" svg:x="13.446cm" svg:y="9.744cm">
          <draw:text-box>
            <text:p text:style-name="P8">…….</text:p>
          </draw:text-box>
        </draw:frame>
        <draw:g>
          <draw:frame draw:style-name="gr1" draw:text-style-name="P1" draw:layer="layout" svg:width="2.503cm" svg:height="2.231cm" svg:x="3.236cm" svg:y="12.792cm">
            <draw:image xlink:href="Pictures/10000283000003690000036997D99CAD24207FE3.svg" xlink:type="simple" xlink:show="embed" xlink:actuate="onLoad">
              <text:p/>
            </draw:image>
            <draw:image xlink:href="Pictures/100002010000002100000021E41520C20C1035F8.png" xlink:type="simple" xlink:show="embed" xlink:actuate="onLoad"/>
          </draw:frame>
          <draw:frame draw:style-name="gr5" draw:text-style-name="P7" draw:layer="layout" svg:width="2.256cm" svg:height="0.838cm" svg:x="3.395cm" svg:y="13.864cm">
            <draw:text-box>
              <text:p text:style-name="P5"><text:span text:style-name="T2">Metagene</text:span></text:p>
            </draw:text-box>
          </draw:frame>
        </draw:g>
        <draw:line draw:style-name="gr6" draw:text-style-name="P10" draw:layer="layout" svg:x1="15.732cm" svg:y1="7.712cm" svg:x2="11.287cm" svg:y2="9.109cm">
          <text:p/>
        </draw:line>
        <draw:line draw:style-name="gr6" draw:text-style-name="P10" draw:layer="layout" svg:x1="17.383cm" svg:y1="8.982cm" svg:x2="15.859cm" svg:y2="7.712cm">
          <text:p/>
        </draw:line>
        <draw:line draw:style-name="gr6" draw:text-style-name="P10" draw:layer="layout" svg:x1="8.62cm" svg:y1="3.775cm" svg:x2="3.794cm" svg:y2="5.426cm">
          <text:p/>
        </draw:line>
        <draw:line draw:style-name="gr6" draw:text-style-name="P10" draw:layer="layout" svg:x1="12.049cm" svg:y1="3.775cm" svg:x2="14.335cm" svg:y2="5.299cm">
          <text:p/>
        </draw:line>
        <draw:connector draw:style-name="gr7" draw:text-style-name="P8" draw:layer="layout" svg:x1="3.042cm" svg:y1="8.622cm" svg:x2="1.865cm" svg:y2="6.249cm" draw:end-shape="id1" draw:end-glue-point="3" svg:d="M3042 8622h-1677v-2373h500" svg:viewBox="0 0 1678 2374">
          <text:p/>
        </draw:connector>
        <draw:connector draw:style-name="gr7" draw:text-style-name="P8" draw:layer="layout" svg:x1="1.865cm" svg:y1="6.249cm" svg:x2="3.104cm" svg:y2="9.586cm" draw:start-shape="id1" draw:start-glue-point="3" draw:end-shape="id2" draw:end-glue-point="3" svg:d="M1865 6249h-500v3337h1739" svg:viewBox="0 0 1740 3338">
          <text:p/>
        </draw:connector>
        <draw:connector draw:style-name="gr7" draw:text-style-name="P8" draw:layer="layout" svg:x1="1.865cm" svg:y1="6.249cm" svg:x2="3.042cm" svg:y2="10.447cm" draw:start-shape="id1" draw:start-glue-point="3" svg:d="M1865 6249h-500v4198h1677" svg:viewBox="0 0 1678 4199">
          <text:p/>
        </draw:connector>
        <draw:g>
          <draw:frame draw:style-name="gr1" draw:text-style-name="P1" draw:layer="layout" svg:width="2.503cm" svg:height="2.231cm" svg:x="7.858cm" svg:y="12.792cm">
            <draw:image xlink:href="Pictures/10000283000003690000036997D99CAD24207FE3.svg" xlink:type="simple" xlink:show="embed" xlink:actuate="onLoad">
              <text:p/>
            </draw:image>
            <draw:image xlink:href="Pictures/100002010000002100000021E41520C20C1035F8.png" xlink:type="simple" xlink:show="embed" xlink:actuate="onLoad"/>
          </draw:frame>
          <draw:frame draw:style-name="gr5" draw:text-style-name="P7" draw:layer="layout" svg:width="2.256cm" svg:height="1.115cm" svg:x="8.015cm" svg:y="13.626cm">
            <draw:text-box>
              <text:p text:style-name="P5"><text:span text:style-name="T2">Region</text:span></text:p>
              <text:p text:style-name="P5"><text:span text:style-name="T2">counts</text:span></text:p>
            </draw:text-box>
          </draw:frame>
        </draw:g>
        <draw:g>
          <draw:frame draw:style-name="gr8" draw:text-style-name="P8" draw:layer="layout" svg:width="2.523cm" svg:height="2.269cm" svg:x="12.301cm" svg:y="12.792cm">
            <draw:image xlink:href="Pictures/1000028400000369000003694FC867282CA09D9B.svg" xlink:type="simple" xlink:show="embed" xlink:actuate="onLoad">
              <text:p/>
            </draw:image>
            <draw:image xlink:href="Pictures/1000020100000021000000213E0C23FA0C6DA9F4.png" xlink:type="simple" xlink:show="embed" xlink:actuate="onLoad"/>
          </draw:frame>
          <draw:frame draw:style-name="gr5" draw:text-style-name="P7" draw:layer="layout" svg:width="2.256cm" svg:height="1.115cm" svg:x="12.516cm" svg:y="13.732cm">
            <draw:text-box>
              <text:p text:style-name="P5"><text:span text:style-name="T2">Rna-Seq</text:span></text:p>
              <text:p text:style-name="P5"><text:span text:style-name="T2">(optional)</text:span></text:p>
            </draw:text-box>
          </draw:frame>
        </draw:g>
        <draw:g>
          <draw:frame draw:style-name="gr8" draw:text-style-name="P8" draw:layer="layout" svg:width="2.523cm" svg:height="2.269cm" svg:x="16.402cm" svg:y="12.793cm">
            <draw:image xlink:href="Pictures/1000028400000369000003694FC867282CA09D9B.svg" xlink:type="simple" xlink:show="embed" xlink:actuate="onLoad">
              <text:p/>
            </draw:image>
            <draw:image xlink:href="Pictures/1000020100000021000000213E0C23FA0C6DA9F4.png" xlink:type="simple" xlink:show="embed" xlink:actuate="onLoad"/>
          </draw:frame>
          <draw:frame draw:style-name="gr5" draw:text-style-name="P7" draw:layer="layout" svg:width="2.256cm" svg:height="1.115cm" svg:x="16.617cm" svg:y="13.733cm">
            <draw:text-box>
              <text:p text:style-name="P5"><text:span text:style-name="T2">Coverag</text:span><text:span text:style-name="T2">e</text:span></text:p>
              <text:p text:style-name="P5"><text:span text:style-name="T2">(optional)</text:span></text:p>
            </draw:text-box>
          </draw:frame>
        </draw:g>
        <draw:custom-shape draw:style-name="gr9" draw:text-style-name="P6" draw:layer="layout" svg:width="2.033cm" svg:height="0.592cm" svg:x="2.004cm" svg:y="15.79cm">
          <text:p text:style-name="P5"><text:span text:style-name="T2">Start Sit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033cm" svg:height="0.592cm" svg:x="4.504cm" svg:y="15.79cm">
          <text:p text:style-name="P5"><text:span text:style-name="T2">Stop Si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21cm" svg:height="2.59cm" svg:x="8.004cm" svg:y="15.79cm">
          <text:p text:style-name="P11"><text:span text:style-name="T3">UTR5,</text:span></text:p>
          <text:p text:style-name="P11"><text:span text:style-name="T3">UTR5_junction,</text:span></text:p>
          <text:p text:style-name="P11"><text:span text:style-name="T3">CDS,</text:span></text:p>
          <text:p text:style-name="P11"><text:span text:style-name="T3">UTR3_junction,</text:span></text:p>
          <text:p text:style-name="P11"><text:span text:style-name="T3">UTR3</text:span></text:p>
          <text:p text:style-name="P11"><text:span text:style-name="T3">occupanc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21cm" svg:height="2.59cm" svg:x="12.404cm" svg:y="15.79cm">
          <text:p text:style-name="P11"><text:span text:style-name="T3">UTR5,</text:span></text:p>
          <text:p text:style-name="P11"><text:span text:style-name="T3">UTR5_junction,</text:span></text:p>
          <text:p text:style-name="P11"><text:span text:style-name="T3">CDS,</text:span></text:p>
          <text:p text:style-name="P11"><text:span text:style-name="T3">UTR3_junction,</text:span></text:p>
          <text:p text:style-name="P11"><text:span text:style-name="T3">UTR3</text:span></text:p>
          <text:p text:style-name="P11"><text:span text:style-name="T3">abundanc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203cm" svg:height="1.447cm" svg:x="16.604cm" svg:y="15.79cm">
          <text:p text:style-name="P5"><text:span text:style-name="T2">Ribosom</text:span><text:span text:style-name="T2">e</text:span></text:p>
          <text:p text:style-name="P5"><text:span text:style-name="T2">Footprint</text:span></text:p>
          <text:p text:style-name="P5"><text:span text:style-name="T2">Coverag</text:span><text:span text:style-name="T2">e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9.763cm" svg:y1="11.014cm" svg:x2="4.429cm" svg:y2="13.3cm">
          <text:p/>
        </draw:line>
        <draw:line draw:style-name="gr6" draw:text-style-name="P10" draw:layer="layout" svg:x1="10.779cm" svg:y1="11.141cm" svg:x2="9.001cm" svg:y2="13.3cm">
          <text:p/>
        </draw:line>
        <draw:line draw:style-name="gr6" draw:text-style-name="P10" draw:layer="layout" svg:x1="11.668cm" svg:y1="11.141cm" svg:x2="13.446cm" svg:y2="13.3cm">
          <text:p/>
        </draw:line>
        <draw:line draw:style-name="gr6" draw:text-style-name="P10" draw:layer="layout" svg:x1="12.684cm" svg:y1="11.141cm" svg:x2="17.51cm" svg:y2="13.3cm">
          <text:p/>
        </draw:line>
        <draw:line draw:style-name="gr6" draw:text-style-name="P10" draw:layer="layout" svg:x1="3.032cm" svg:y1="15.713cm" svg:x2="4.429cm" svg:y2="14.824cm">
          <text:p/>
        </draw:line>
        <draw:line draw:style-name="gr6" draw:text-style-name="P10" draw:layer="layout" svg:x1="4.429cm" svg:y1="14.824cm" svg:x2="5.572cm" svg:y2="15.713cm">
          <text:p/>
        </draw:line>
        <draw:line draw:style-name="gr6" draw:text-style-name="P10" draw:layer="layout" svg:x1="9.128cm" svg:y1="14.824cm" svg:x2="9.128cm" svg:y2="15.713cm">
          <text:p/>
        </draw:line>
        <draw:line draw:style-name="gr6" draw:text-style-name="P10" draw:layer="layout" svg:x1="13.7cm" svg:y1="14.824cm" svg:x2="13.7cm" svg:y2="15.713cm">
          <text:p/>
        </draw:line>
        <draw:line draw:style-name="gr6" draw:text-style-name="P10" draw:layer="layout" svg:x1="17.7cm" svg:y1="14.825cm" svg:x2="17.7cm" svg:y2="15.714cm">
          <text:p/>
        </draw:line>
        <draw:frame draw:style-name="gr1" draw:text-style-name="P1" draw:layer="layout" svg:width="2.843cm" svg:height="2.231cm" svg:x="13.637cm" svg:y="19.493cm">
          <draw:image xlink:href="Pictures/10000283000003690000036997D99CAD24207FE3.svg" xlink:type="simple" xlink:show="embed" xlink:actuate="onLoad">
            <text:p/>
          </draw:image>
          <draw:image xlink:href="Pictures/100002010000002100000021E41520C20C1035F8.png" xlink:type="simple" xlink:show="embed" xlink:actuate="onLoad"/>
        </draw:frame>
        <draw:frame draw:style-name="gr12" draw:text-style-name="P7" draw:layer="layout" svg:width="2.563cm" svg:height="1.547cm" svg:x="13.813cm" svg:y="20.397cm">
          <draw:text-box>
            <text:p text:style-name="P5"><text:span text:style-name="T2">HDF5 </text:span></text:p>
            <text:p text:style-name="P5"><text:span text:style-name="T2">Data group</text:span></text:p>
          </draw:text-box>
        </draw:frame>
        <draw:custom-shape draw:style-name="gr13" draw:text-style-name="P6" draw:layer="layout" svg:width="2.986cm" svg:height="0.592cm" svg:x="17.304cm" svg:y="20.49cm">
          <text:p text:style-name="P5"><text:span text:style-name="T2">HDF5 Data 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1:57:25.768240842</meta:creation-date>
    <dc:date>2019-06-08T17:53:37.838441256</dc:date>
    <meta:editing-duration>PT14M12S</meta:editing-duration>
    <meta:editing-cycles>2</meta:editing-cycles>
    <meta:generator>LibreOffice/6.0.7.3$Linux_X86_64 LibreOffice_project/00m0$Build-3</meta:generator>
    <meta:document-statistic meta:object-count="57"/>
  </office:meta>
</office:document-meta>
</file>